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0b5bd" officeooo:paragraph-rsid="0074df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0b5bd" officeooo:paragraph-rsid="0074df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 fo:break-before="pag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3pt" fo:font-style="normal" style:text-underline-style="none" fo:font-weight="normal" officeooo:rsid="0010b5bd" officeooo:paragraph-rsid="0074df1f" style:font-name-asian="SimSun" style:font-size-asian="2.59999990463257pt" style:font-style-asian="normal" style:font-weight-asian="normal" style:font-name-complex="Tahoma" style:font-size-complex="3pt" style:font-style-complex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ext:p text:style-name="P4"><text:placeholder text:placeholder-type="text">&lt;for each="sscc in o.code_ids"&gt;</text:placeholder></text:p>
      <text:p text:style-name="P2"/>
      <text:p text:style-name="P2"/>
      <text:p text:style-name="P3"><draw:frame draw:style-name="fr1" draw:name="image:asimage(sscc.codebar_image)" text:anchor-type="as-char" svg:width="5.5cm" draw:z-index="0"><draw:text-box fo:min-height="2cm"><text:p text:style-name="P1"/></draw:text-box></draw:frame></text:p>
      <text:p text:style-name="P6"><text:placeholder text:placeholder-type="text">&lt;sscc.name or ''&gt;</text:placeholder></text:p>
      <text:p text:style-name="P6"/>
      <text:p text:style-name="P7"/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001cm" fo:page-height="6.001cm" style:num-format="1" style:print-orientation="portrait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2T16:21:33.212917559</dc:date>
    <dc:creator>thebrush </dc:creator>
    <meta:editing-duration>PT5H15M36S</meta:editing-duration>
    <meta:editing-cycles>108</meta:editing-cycles>
    <meta:document-statistic meta:table-count="0" meta:image-count="0" meta:object-count="0" meta:page-count="2" meta:paragraph-count="6" meta:word-count="13" meta:character-count="85" meta:non-whitespace-character-count="77"/>
  </office:meta>
</office:document-meta>
</file>